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1DC000002272F7815EDF8182F23.png" manifest:media-type="image/png"/>
  <manifest:file-entry manifest:full-path="Pictures/100000000000006400000043DFACBB7B5ADCDD2C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0pt" style:font-size-asian="10pt" style:font-size-complex="10pt"/>
    </style:style>
    <style:style style:name="P2" style:family="paragraph" style:parent-style-name="Header">
      <style:paragraph-properties fo:line-height="0.423cm" style:snap-to-layout-grid="false">
        <style:tab-stops>
          <style:tab-stop style:position="1cm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Header">
      <style:paragraph-properties fo:line-height="0.423cm">
        <style:tab-stops>
          <style:tab-stop style:position="1cm"/>
          <style:tab-stop style:position="12.252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4" style:family="paragraph" style:parent-style-name="Header">
      <style:paragraph-properties fo:text-align="end" style:justify-single-word="false" style:snap-to-layout-grid="false">
        <style:tab-stops>
          <style:tab-stop style:position="1cm"/>
          <style:tab-stop style:position="12.252cm" style:type="right"/>
        </style:tab-stops>
      </style:paragraph-properties>
      <style:text-properties fo:font-size="6pt" style:font-size-asian="6pt" style:font-name-complex="Arial" style:font-size-complex="6pt"/>
    </style:style>
    <style:style style:name="P5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officeooo:rsid="002900d1" officeooo:paragraph-rsid="002900d1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officeooo:rsid="002ae7eb" officeooo:paragraph-rsid="002ae7eb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officeooo:paragraph-rsid="00087f1f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rebuchet MS" fo:font-size="11pt" fo:language="en" fo:country="US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rebuchet MS" fo:font-size="11pt" fo:language="en" fo:country="US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rebuchet MS" fo:font-size="11pt" fo:language="en" fo:country="US" fo:font-weight="bold" officeooo:rsid="00080cb5" officeooo:paragraph-rsid="00080cb5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fo:language="en" fo:country="US" officeooo:paragraph-rsid="002e12eb"/>
    </style:style>
    <style:style style:name="P13" style:family="paragraph" style:parent-style-name="Standard">
      <style:paragraph-properties fo:text-align="justify" style:justify-single-word="false"/>
      <style:text-properties fo:color="#dc2300" style:font-name="Trebuchet MS" fo:font-size="10.5pt" fo:language="en" fo:country="US" fo:font-weight="bold" style:font-size-asian="10.5pt" style:font-weight-asian="bold" style:font-size-complex="10.5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fo:language="en" fo:country="US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paragraph-rsid="0015e915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182293" officeooo:paragraph-rsid="00182293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182293" officeooo:paragraph-rsid="003c31d0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0f6403" officeooo:paragraph-rsid="002e12eb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15e915" officeooo:paragraph-rsid="0015e915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15e915" officeooo:paragraph-rsid="000f6403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15e915" officeooo:paragraph-rsid="003723c5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15e915" officeooo:paragraph-rsid="00395b1f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15e915" officeooo:paragraph-rsid="003c31d0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0daca3" officeooo:paragraph-rsid="000daca3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style:text-underline-style="none" fo:font-weight="bold" officeooo:rsid="000daca3" officeooo:paragraph-rsid="000daca3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Trebuchet MS" fo:font-size="10pt" fo:language="en" fo:country="US" fo:font-weight="bold" officeooo:rsid="000f6403" officeooo:paragraph-rsid="000f6403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Trebuchet MS" fo:font-size="10pt" fo:language="en" fo:country="US" fo:font-weight="bold" officeooo:rsid="0015e915" officeooo:paragraph-rsid="0015e915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Trebuchet MS" fo:font-size="10pt" fo:language="en" fo:country="US" fo:font-weight="bold" officeooo:rsid="0015e915" officeooo:paragraph-rsid="00257cf4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Trebuchet MS" fo:font-size="10pt" fo:language="en" fo:country="US" fo:font-weight="bold" officeooo:rsid="00182293" officeooo:paragraph-rsid="00182293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style:font-name="Trebuchet MS" fo:font-size="11pt" fo:language="en" fo:country="US" fo:font-weight="bold" style:font-size-asian="11pt" style:font-weight-asian="bold" style:font-size-complex="11pt" style:font-weight-complex="bold"/>
    </style:style>
    <style:style style:name="P32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style:font-size-asian="11pt" style:font-weight-asian="bold" style:font-size-complex="11pt" style:font-weight-complex="bold"/>
    </style:style>
    <style:style style:name="P33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paragraph-rsid="000725a0" style:font-size-asian="11pt" style:font-weight-asian="bold" style:font-size-complex="11pt" style:font-weight-complex="bold"/>
    </style:style>
    <style:style style:name="P34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fo:font-weight="bold" officeooo:paragraph-rsid="000725a0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color="#000000" style:font-name="Trebuchet MS" fo:font-size="11pt" fo:language="en" fo:country="US" fo:font-weight="bold" officeooo:paragraph-rsid="000725a0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color="#000000" style:font-name="Trebuchet MS" fo:font-size="11pt" fo:language="en" fo:country="US" fo:font-weight="bold" officeooo:rsid="000725a0" officeooo:paragraph-rsid="000725a0" style:font-size-asian="11pt" style:font-weight-asian="bold" style:font-size-complex="11pt" style:font-weight-complex="bold"/>
    </style:style>
    <style:style style:name="P38" style:family="paragraph" style:parent-style-name="Standard" style:master-page-name="Standard">
      <style:paragraph-properties fo:text-align="justify" style:justify-single-word="false" style:page-number="auto" fo:padding="0cm" fo:border-left="none" fo:border-right="none" fo:border-top="none" fo:border-bottom="0.51pt solid #000000"/>
      <style:text-properties style:font-name="Trebuchet MS" fo:font-size="13pt" fo:language="en" fo:country="US" fo:font-weight="bold" style:font-size-asian="13pt" style:font-weight-asian="bold" style:font-size-complex="13pt" style:font-weight-complex="bold"/>
    </style:style>
    <style:style style:name="P39" style:family="paragraph" style:parent-style-name="Standard" style:list-style-name="L1">
      <style:paragraph-properties fo:text-align="justify" style:justify-single-word="false"/>
      <style:text-properties fo:color="#000080" style:font-name="Trebuchet MS" fo:font-size="10pt" fo:language="en" fo:country="US" fo:font-weight="bold" officeooo:rsid="002b3781" officeooo:paragraph-rsid="002b3781" style:font-size-asian="10pt" style:font-weight-asian="bold" style:font-size-complex="10pt" style:font-weight-complex="bold"/>
    </style:style>
    <style:style style:name="P40" style:family="paragraph" style:parent-style-name="Standard" style:list-style-name="L1">
      <style:paragraph-properties fo:text-align="justify" style:justify-single-word="false"/>
      <style:text-properties fo:color="#000080" style:font-name="Trebuchet MS" fo:font-size="10pt" fo:language="en" fo:country="US" fo:font-weight="bold" officeooo:rsid="002d0156" officeooo:paragraph-rsid="002d0156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Trebuchet MS" fo:font-size="10pt" fo:language="en" fo:country="US" fo:font-weight="bold" officeooo:rsid="00087f1f" officeooo:paragraph-rsid="00087f1f" style:font-size-asian="10pt" style:font-weight-asian="bold" style:font-size-complex="10pt" style:font-weight-complex="bold"/>
    </style:style>
    <style:style style:name="P42" style:family="paragraph" style:parent-style-name="Standard" style:list-style-name="L2">
      <style:paragraph-properties fo:text-align="justify" style:justify-single-word="false"/>
      <style:text-properties style:use-window-font-color="true" style:font-name="Trebuchet MS" fo:font-size="10pt" fo:language="en" fo:country="US" fo:font-weight="bold" officeooo:rsid="00087f1f" officeooo:paragraph-rsid="00087f1f" style:font-size-asian="10pt" style:font-weight-asian="bold" style:font-size-complex="10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Trebuchet MS" fo:font-size="10pt" fo:language="en" fo:country="US" fo:font-weight="bold" officeooo:paragraph-rsid="00087f1f" style:font-size-asian="10pt" style:font-weight-asian="bold" style:font-size-complex="10pt" style:font-weight-complex="bold"/>
    </style:style>
    <style:style style:name="P44" style:family="paragraph" style:parent-style-name="Standard" style:list-style-name="L2">
      <style:paragraph-properties fo:text-align="justify" style:justify-single-word="false"/>
      <style:text-properties style:use-window-font-color="true" style:font-name="Trebuchet MS" fo:font-size="10pt" fo:language="en" fo:country="US" fo:font-weight="bold" officeooo:rsid="000b0f8e" officeooo:paragraph-rsid="000b0f8e" style:font-size-asian="10pt" style:font-weight-asian="bold" style:font-size-complex="10pt" style:font-weight-complex="bold"/>
    </style:style>
    <style:style style:name="P45" style:family="paragraph" style:parent-style-name="Standard" style:list-style-name="L2">
      <style:paragraph-properties fo:text-align="justify" style:justify-single-word="false"/>
      <style:text-properties style:use-window-font-color="true" style:font-name="Trebuchet MS" fo:font-size="10pt" fo:language="en" fo:country="US" fo:font-weight="bold" officeooo:rsid="0011549d" officeooo:paragraph-rsid="0011549d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0f6403" officeooo:paragraph-rsid="002e12eb" style:font-size-asian="10pt" style:font-weight-asian="bold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e6cf" style:font-weight-asian="normal" style:font-weight-complex="normal"/>
    </style:style>
    <style:style style:name="T3" style:family="text">
      <style:text-properties fo:font-weight="normal" officeooo:rsid="0015e915" style:font-weight-asian="normal" style:font-weight-complex="normal"/>
    </style:style>
    <style:style style:name="T4" style:family="text">
      <style:text-properties fo:font-weight="normal" officeooo:rsid="00175084" style:font-weight-asian="normal" style:font-weight-complex="normal"/>
    </style:style>
    <style:style style:name="T5" style:family="text">
      <style:text-properties fo:font-weight="normal" officeooo:rsid="00182293" style:font-weight-asian="normal" style:font-weight-complex="normal"/>
    </style:style>
    <style:style style:name="T6" style:family="text">
      <style:text-properties fo:font-weight="normal" officeooo:rsid="0019c56a" style:font-weight-asian="normal" style:font-weight-complex="normal"/>
    </style:style>
    <style:style style:name="T7" style:family="text">
      <style:text-properties fo:font-weight="normal" officeooo:rsid="001a80db" style:font-weight-asian="normal" style:font-weight-complex="normal"/>
    </style:style>
    <style:style style:name="T8" style:family="text">
      <style:text-properties fo:font-weight="normal" officeooo:rsid="001e352d" style:font-weight-asian="normal" style:font-weight-complex="normal"/>
    </style:style>
    <style:style style:name="T9" style:family="text">
      <style:text-properties fo:font-weight="normal" officeooo:rsid="001ef4c4" style:font-weight-asian="normal" style:font-weight-complex="normal"/>
    </style:style>
    <style:style style:name="T10" style:family="text">
      <style:text-properties fo:font-weight="normal" officeooo:rsid="0020ee1d" style:font-weight-asian="normal" style:font-weight-complex="normal"/>
    </style:style>
    <style:style style:name="T11" style:family="text">
      <style:text-properties fo:font-weight="normal" officeooo:rsid="00257cf4" style:font-weight-asian="normal" style:font-weight-complex="normal"/>
    </style:style>
    <style:style style:name="T12" style:family="text">
      <style:text-properties fo:font-weight="normal" officeooo:rsid="00275860" style:font-weight-asian="normal" style:font-weight-complex="normal"/>
    </style:style>
    <style:style style:name="T13" style:family="text">
      <style:text-properties fo:font-weight="normal" officeooo:rsid="00281414" style:font-weight-asian="normal" style:font-weight-complex="normal"/>
    </style:style>
    <style:style style:name="T14" style:family="text">
      <style:text-properties fo:font-weight="normal" officeooo:rsid="002fb3d6" style:font-weight-asian="normal" style:font-weight-complex="normal"/>
    </style:style>
    <style:style style:name="T15" style:family="text">
      <style:text-properties fo:font-weight="normal" officeooo:rsid="00336330" style:font-weight-asian="normal" style:font-weight-complex="normal"/>
    </style:style>
    <style:style style:name="T16" style:family="text">
      <style:text-properties fo:font-weight="normal" officeooo:rsid="00365f16" style:font-weight-asian="normal" style:font-weight-complex="normal"/>
    </style:style>
    <style:style style:name="T17" style:family="text">
      <style:text-properties fo:font-weight="normal" officeooo:rsid="00366a3a" style:font-weight-asian="normal" style:font-weight-complex="normal"/>
    </style:style>
    <style:style style:name="T18" style:family="text">
      <style:text-properties fo:font-weight="normal" officeooo:rsid="003723c5" style:font-weight-asian="normal" style:font-weight-complex="normal"/>
    </style:style>
    <style:style style:name="T19" style:family="text">
      <style:text-properties fo:font-weight="normal" officeooo:rsid="0037f48d" style:font-weight-asian="normal" style:font-weight-complex="normal"/>
    </style:style>
    <style:style style:name="T20" style:family="text">
      <style:text-properties fo:font-weight="normal" officeooo:rsid="00395b1f" style:font-weight-asian="normal" style:font-weight-complex="normal"/>
    </style:style>
    <style:style style:name="T21" style:family="text">
      <style:text-properties fo:font-weight="normal" officeooo:rsid="003c31d0" style:font-weight-asian="normal" style:font-weight-complex="normal"/>
    </style:style>
    <style:style style:name="T22" style:family="text">
      <style:text-properties fo:font-weight="normal" officeooo:rsid="003c5fbe" style:font-weight-asian="normal" style:font-weight-complex="normal"/>
    </style:style>
    <style:style style:name="T23" style:family="text">
      <style:text-properties fo:font-size="10pt" fo:font-weight="normal" style:font-size-asian="10pt" style:font-weight-asian="normal" style:font-size-complex="10pt" style:font-weight-complex="normal"/>
    </style:style>
    <style:style style:name="T24" style:family="text">
      <style:text-properties fo:font-size="10pt" fo:font-weight="normal" officeooo:rsid="0007090b" style:font-size-asian="10pt" style:font-weight-asian="normal" style:font-size-complex="10pt" style:font-weight-complex="normal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officeooo:rsid="000725a0"/>
    </style:style>
    <style:style style:name="T27" style:family="text">
      <style:text-properties style:text-underline-style="none" officeooo:rsid="0011549d"/>
    </style:style>
    <style:style style:name="T28" style:family="text">
      <style:text-properties fo:color="#000080" style:font-name="Trebuchet MS" fo:font-size="10pt" fo:font-weight="bold" officeooo:rsid="000f6403" style:font-size-asian="10pt" style:font-weight-asian="bold" style:font-size-complex="10pt" style:font-weight-complex="bold"/>
    </style:style>
    <style:style style:name="T29" style:family="text">
      <style:text-properties fo:color="#000080" style:font-name="Trebuchet MS" fo:font-size="10pt" fo:font-weight="bold" officeooo:rsid="00130957" style:font-size-asian="10pt" style:font-weight-asian="bold" style:font-size-complex="10pt" style:font-weight-complex="bold"/>
    </style:style>
    <style:style style:name="T30" style:family="text">
      <style:text-properties fo:color="#000080" style:font-name="Trebuchet MS" fo:font-size="10pt" fo:font-weight="bold" officeooo:rsid="0031a7c8" style:font-size-asian="10pt" style:font-weight-asian="bold" style:font-size-complex="10pt" style:font-weight-complex="bold"/>
    </style:style>
    <style:style style:name="T31" style:family="text">
      <style:text-properties fo:color="#000080" style:font-name="Trebuchet MS" fo:font-size="10pt" fo:font-weight="bold" officeooo:rsid="0014e6cf" style:font-size-asian="10pt" style:font-weight-asian="bold" style:font-size-complex="10pt" style:font-weight-complex="bold"/>
    </style:style>
    <style:style style:name="T32" style:family="text">
      <style:text-properties fo:color="#000080" style:font-name="Trebuchet MS" fo:font-size="10pt" fo:font-weight="bold" officeooo:rsid="00336330" style:font-size-asian="10pt" style:font-weight-asian="bold" style:font-size-complex="10pt" style:font-weight-complex="bold"/>
    </style:style>
    <style:style style:name="T33" style:family="text">
      <style:text-properties fo:color="#000080" style:font-name="Trebuchet MS" fo:font-size="10pt" fo:font-weight="bold" officeooo:rsid="0015e915" style:font-size-asian="10pt" style:font-weight-asian="bold" style:font-size-complex="10pt" style:font-weight-complex="bold"/>
    </style:style>
    <style:style style:name="T34" style:family="text">
      <style:text-properties fo:color="#000080" style:font-name="Trebuchet MS" fo:font-size="10pt" fo:font-weight="bold" officeooo:rsid="0037f48d" style:font-size-asian="10pt" style:font-weight-asian="bold" style:font-size-complex="10pt" style:font-weight-complex="bold"/>
    </style:style>
    <style:style style:name="T35" style:family="text">
      <style:text-properties fo:color="#000080" style:font-name="Trebuchet MS" fo:font-size="10pt" fo:font-weight="normal" officeooo:rsid="0014e6cf" style:font-size-asian="10pt" style:font-weight-asian="normal" style:font-size-complex="10pt" style:font-weight-complex="normal"/>
    </style:style>
    <style:style style:name="T36" style:family="text">
      <style:text-properties fo:color="#000080" style:font-name="Trebuchet MS" fo:font-size="10pt" fo:font-weight="normal" officeooo:rsid="0031a7c8" style:font-size-asian="10pt" style:font-weight-asian="normal" style:font-size-complex="10pt" style:font-weight-complex="normal"/>
    </style:style>
    <style:style style:name="T37" style:family="text">
      <style:text-properties fo:color="#000080" style:font-name="Trebuchet MS" fo:font-size="10pt" fo:font-weight="normal" officeooo:rsid="003469f4" style:font-size-asian="10pt" style:font-weight-asian="normal" style:font-size-complex="10pt" style:font-weight-complex="normal"/>
    </style:style>
    <style:style style:name="T38" style:family="text">
      <style:text-properties fo:color="#000080" style:font-name="Trebuchet MS" fo:font-size="10pt" fo:font-weight="normal" officeooo:rsid="00336330" style:font-size-asian="10pt" style:font-weight-asian="normal" style:font-size-complex="10pt" style:font-weight-complex="normal"/>
    </style:style>
    <style:style style:name="T39" style:family="text">
      <style:text-properties fo:color="#000080" style:font-name="Trebuchet MS" fo:font-size="10pt" fo:font-weight="normal" officeooo:rsid="0015e915" style:font-size-asian="10pt" style:font-weight-asian="normal" style:font-size-complex="10pt" style:font-weight-complex="normal"/>
    </style:style>
    <style:style style:name="T40" style:family="text">
      <style:text-properties officeooo:rsid="000b0f8e"/>
    </style:style>
    <style:style style:name="T41" style:family="text">
      <style:text-properties officeooo:rsid="0011549d"/>
    </style:style>
    <style:style style:name="T42" style:family="text">
      <style:text-properties officeooo:rsid="00130957"/>
    </style:style>
    <style:style style:name="T43" style:family="text">
      <style:text-properties officeooo:rsid="0015e915"/>
    </style:style>
    <style:style style:name="T44" style:family="text">
      <style:text-properties officeooo:rsid="00175084"/>
    </style:style>
    <style:style style:name="T45" style:family="text">
      <style:text-properties officeooo:rsid="00182293"/>
    </style:style>
    <style:style style:name="T46" style:family="text">
      <style:text-properties officeooo:rsid="0019c56a"/>
    </style:style>
    <style:style style:name="T47" style:family="text">
      <style:text-properties officeooo:rsid="001a80db"/>
    </style:style>
    <style:style style:name="T48" style:family="text">
      <style:text-properties officeooo:rsid="001e352d"/>
    </style:style>
    <style:style style:name="T49" style:family="text">
      <style:text-properties officeooo:rsid="001ef4c4"/>
    </style:style>
    <style:style style:name="T50" style:family="text">
      <style:text-properties officeooo:rsid="0020ee1d"/>
    </style:style>
    <style:style style:name="T51" style:family="text">
      <style:text-properties officeooo:rsid="00257cf4"/>
    </style:style>
    <style:style style:name="T52" style:family="text">
      <style:text-properties officeooo:rsid="00281414"/>
    </style:style>
    <style:style style:name="T53" style:family="text">
      <style:text-properties officeooo:rsid="002e12eb"/>
    </style:style>
    <style:style style:name="T54" style:family="text">
      <style:text-properties officeooo:rsid="00365f16"/>
    </style:style>
    <style:style style:name="T55" style:family="text">
      <style:text-properties officeooo:rsid="00366a3a"/>
    </style:style>
    <style:style style:name="T56" style:family="text">
      <style:text-properties officeooo:rsid="003723c5"/>
    </style:style>
    <style:style style:name="T57" style:family="text">
      <style:text-properties style:font-name="Trebuchet MS" fo:font-size="10pt" fo:font-weight="bold" officeooo:rsid="000f6403" style:font-size-asian="10pt" style:font-weight-asian="bold" style:font-size-complex="10pt" style:font-weight-complex="bold"/>
    </style:style>
    <style:style style:name="T58" style:family="text">
      <style:text-properties style:font-name="Trebuchet MS" fo:font-size="10pt" fo:font-weight="bold" officeooo:rsid="00130957" style:font-size-asian="10pt" style:font-weight-asian="bold" style:font-size-complex="10pt" style:font-weight-complex="bold"/>
    </style:style>
    <style:style style:name="T59" style:family="text">
      <style:text-properties style:font-name="Trebuchet MS" fo:font-size="10pt" fo:font-weight="bold" officeooo:rsid="0014e6cf" style:font-size-asian="10pt" style:font-weight-asian="bold" style:font-size-complex="10pt" style:font-weight-complex="bold"/>
    </style:style>
    <style:style style:name="T60" style:family="text">
      <style:text-properties style:font-name="Trebuchet MS" fo:font-size="10pt" fo:font-weight="bold" officeooo:rsid="0015e915" style:font-size-asian="10pt" style:font-weight-asian="bold" style:font-size-complex="10pt" style:font-weight-complex="bold"/>
    </style:style>
    <style:style style:name="T61" style:family="text">
      <style:text-properties style:font-name="Trebuchet MS" fo:font-size="10pt" fo:font-weight="normal" officeooo:rsid="0014e6cf" style:font-size-asian="10pt" style:font-weight-asian="normal" style:font-size-complex="10pt" style:font-weight-complex="normal"/>
    </style:style>
    <style:style style:name="T62" style:family="text">
      <style:text-properties style:font-name="Trebuchet MS" fo:font-size="10pt" fo:font-weight="normal" officeooo:rsid="0015e915" style:font-size-asian="10pt" style:font-weight-asian="normal" style:font-size-complex="10pt" style:font-weight-complex="normal"/>
    </style:style>
    <style:style style:name="T63" style:family="text">
      <style:text-properties officeooo:rsid="0037f48d"/>
    </style:style>
    <style:style style:name="T64" style:family="text">
      <style:text-properties officeooo:rsid="00395b1f"/>
    </style:style>
    <style:style style:name="T65" style:family="text">
      <style:text-properties officeooo:rsid="003b2a28"/>
    </style:style>
    <style:style style:name="T66" style:family="text">
      <style:text-properties officeooo:rsid="003c31d0"/>
    </style:style>
    <style:style style:name="T67" style:family="text">
      <style:text-properties officeooo:rsid="003c5fbe"/>
    </style:style>
    <style:style style:name="fr1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PROJECT MODULE FILE <text:s/>(IT DEPARTAMENT)</text:p>
      <text:p text:style-name="P9"/>
      <text:p text:style-name="P31">GROUP <text:span text:style-name="T23">DAW2</text:span><text:span text:style-name="T24">BIO</text:span></text:p>
      <text:p text:style-name="P7"/>
      <text:p text:style-name="P10"/>
      <text:p text:style-name="P31">TITLE</text:p>
      <text:p text:style-name="P5">Microarrays in .CEL files</text:p>
      <text:p text:style-name="P9"/>
      <text:p text:style-name="P9"/>
      <text:p text:style-name="P31">GROUP MEMBERS <text:span text:style-name="T23">(The students' names that will develop the project)</text:span></text:p>
      <text:p text:style-name="P7"/>
      <text:p text:style-name="P11">Andrés Tenesaca Burgos</text:p>
      <text:p text:style-name="P11">Pablo Sebastian Rodriguez</text:p>
      <text:p text:style-name="P10"/>
      <text:p text:style-name="P10"/>
      <text:p text:style-name="P31">DESCRIPTION <text:span text:style-name="T23">(Write in no more than 15 text lines the objectives of the project)</text:span></text:p>
      <text:p text:style-name="P7"/>
      <text:p text:style-name="P6">microarray data reading of an GeneChip that will saves data in files .CEL and will be compared or generate graphics with R and storing in DDBB. The project would contain: </text:p>
      <text:p text:style-name="P6"/>
      <text:list xml:id="list384806835" text:style-name="L1">
        <text:list-item>
          <text:p text:style-name="P39">User management</text:p>
        </text:list-item>
        <text:list-item>
          <text:p text:style-name="P39">DDBB management</text:p>
        </text:list-item>
        <text:list-item>
          <text:p text:style-name="P39">.Cel data management</text:p>
        </text:list-item>
        <text:list-item>
          <text:p text:style-name="P39">Client management: researchers can upload .cel files in our web page through a form and must fill input text field with their personal data.</text:p>
        </text:list-item>
        <text:list-item>
          <text:p text:style-name="P40">Data management: data will store in DDBB that will can modify for add more data o visualize through graphics</text:p>
        </text:list-item>
      </text:list>
      <text:p text:style-name="P6"/>
      <text:p text:style-name="P41">Lectura de datos de microarrays en un GeneChip los cuales se almacenarán en ficheros .CEL para su posterior estudio ya sea comparandolos o mostrandolos a través de graficos con R y almacenandolos en BD. El proyecto contendria:</text:p>
      <text:p text:style-name="P43"/>
      <text:list xml:id="list3328496495" text:style-name="L2">
        <text:list-item>
          <text:p text:style-name="P42">Gesti<text:span text:style-name="T40">ó</text:span>n de usuarios.</text:p>
        </text:list-item>
        <text:list-item>
          <text:p text:style-name="P44">Gestión de BD<text:span text:style-name="T25">.</text:span></text:p>
        </text:list-item>
        <text:list-item>
          <text:p text:style-name="P42">Gestion de los datos .CEL</text:p>
        </text:list-item>
        <text:list-item>
          <text:p text:style-name="P45">Gestión cliente: los investigadores podrán subir archivos .CEL a través de un formulario en el cual nos indicarán sus datos personales</text:p>
        </text:list-item>
        <text:list-item>
          <text:p text:style-name="P44"><text:span text:style-name="T41">Gestión datos: se guardrán los datos en una BD la cual posteriormente se podrá modificar para poder añadir más o visualizarlos</text:span><text:span text:style-name="T27">.</text:span></text:p>
        </text:list-item>
      </text:list>
      <text:p text:style-name="P8"/>
      <text:p text:style-name="P9"/>
      <text:p text:style-name="P31">MATERIALS REQUIRED AND TECHNICAL SPECIFICATIONS OF THE PROJECT</text:p>
      <text:p text:style-name="P25"/>
      <text:p text:style-name="P26"/>
      <text:p text:style-name="P25"/>
      <text:p text:style-name="P32">FUNCTIONAL REQUIREMENTS </text:p>
      <text:p text:style-name="P35">(Draft version: it is a first version to specify all functionalities and their results, as well as the profile users who may run each functionality)</text:p>
      <text:p text:style-name="P15"/>
      <text:p text:style-name="P19">RF<text:span text:style-name="T42">1</text:span>. <text:span text:style-name="T53">USER MANAGEMENT</text:span>:<text:span text:style-name="T1"> </text:span><text:span text:style-name="T14">DDBB management that contains users of clients and biologic analyst who can use in web page to log in</text:span><text:span text:style-name="T1"> </text:span>Level: <text:span text:style-name="T43">High</text:span>.</text:p>
      <text:p text:style-name="P12"><text:span text:style-name="T28"><text:tab/></text:span><text:span text:style-name="T29">RF1.1 </text:span><text:span text:style-name="T30">Create new user</text:span><text:span text:style-name="T35"> </text:span><text:span text:style-name="T36">creation of users </text:span><text:span text:style-name="T37">of two differents types:</text:span><text:span text:style-name="T36"> clients or biologic analyst</text:span><text:span text:style-name="T35"> </text:span><text:span text:style-name="T31">Level: high.</text:span></text:p>
      <text:p text:style-name="P12"><text:span text:style-name="T35"><text:tab/></text:span><text:span text:style-name="T31">RF1.2 </text:span><text:span text:style-name="T32">Modify user</text:span><text:span text:style-name="T35"> </text:span><text:span text:style-name="T38">modify username or password of </text:span><text:span text:style-name="T37">existing user</text:span><text:span text:style-name="T39">. </text:span><text:span text:style-name="T33">Level: </text:span><text:span text:style-name="T34">low</text:span></text:p>
      <text:p text:style-name="P19"><text:tab/><text:span text:style-name="T43">RF1.3 Delete user</text:span><text:span text:style-name="T3"> </text:span><text:span text:style-name="T15">delete user who exist</text:span><text:span text:style-name="T3">. </text:span><text:span text:style-name="T43">Level: medium</text:span></text:p>
      <text:p text:style-name="P19"/>
      <text:p text:style-name="P19"/>
      <text:p text:style-name="P27">RF<text:span text:style-name="T42">1</text:span>. Gestion de usuarios: <text:span text:style-name="T1">gestion de la </text:span><text:span text:style-name="T2">BD</text:span><text:span text:style-name="T1"> que contendra los usuarios </text:span><text:span text:style-name="T2">clientes o analistas</text:span><text:span text:style-name="T1">. </text:span>Level: <text:span text:style-name="T43">High</text:span>.</text:p>
      <text:p text:style-name="P14"><text:span text:style-name="T57"><text:tab/></text:span><text:span text:style-name="T58">RF1.1 Crear nuevo usuari</text:span><text:span text:style-name="T59">o</text:span><text:span text:style-name="T61"> creacion de un nuevo usuario cliente o analista. </text:span><text:span text:style-name="T59">Level: high.</text:span></text:p>
      <text:p text:style-name="P14"><text:span text:style-name="T61"><text:tab/></text:span><text:span text:style-name="T59">RF1.2 modificar usuario</text:span><text:span text:style-name="T61"> </text:span><text:span text:style-name="T62">modificacion de un usuario previamente creado. </text:span><text:span text:style-name="T60">Level: medium</text:span></text:p>
      <text:p text:style-name="P27"><text:tab/><text:span text:style-name="T43">RF1.3 borrar usuario</text:span><text:span text:style-name="T3"> eliminacion de un usuario previamente creado. </text:span><text:span text:style-name="T43">Level: medium</text:span></text:p>
      <text:p text:style-name="P21"><text:soft-page-break/></text:p>
      <text:p text:style-name="P22">RF2. <text:span text:style-name="T54">DDBB MANAGEMENT</text:span> <text:span text:style-name="T1"><text:s/></text:span><text:span text:style-name="T16">DDBB management that contains the data of .cel files that will be use to added data in tables</text:span><text:span text:style-name="T4">. </text:span><text:span text:style-name="T44">Level: High</text:span></text:p>
      <text:p text:style-name="P22"><text:tab/>RF2.1 <text:span text:style-name="T54">Create table</text:span><text:span text:style-name="T1"> </text:span><text:span text:style-name="T16">creation of the table that will contain microa aray data</text:span><text:span text:style-name="T5">. </text:span><text:span text:style-name="T45">Level: high.</text:span></text:p>
      <text:p text:style-name="P22"><text:tab/>RF2.2 <text:span text:style-name="T55">Modify table</text:span><text:span text:style-name="T1"> </text:span><text:span text:style-name="T18">modifycation of the table</text:span><text:span text:style-name="T6">. </text:span><text:span text:style-name="T46">Level: low.</text:span></text:p>
      <text:p text:style-name="P22"><text:tab/>RF<text:span text:style-name="T44">2</text:span>.3 <text:span text:style-name="T55">Delete table</text:span><text:span text:style-name="T1"> </text:span><text:span text:style-name="T17">elimination of tables in case client dont want to continue with analisys</text:span><text:span text:style-name="T6">. </text:span><text:span text:style-name="T46">Level: medium.</text:span></text:p>
      <text:p text:style-name="P21"/>
      <text:p text:style-name="P28">RF2. Gestion BD<text:span text:style-name="T1"> </text:span><text:span text:style-name="T4">gestion de la BD que contiene los datos del fichero .cel. </text:span><text:span text:style-name="T44">Level: High</text:span></text:p>
      <text:p text:style-name="P28"><text:tab/>RF2.1 Creacion de datos<text:span text:style-name="T1"> </text:span><text:span text:style-name="T5">creacion de la tabla que contendra los datos del microarray. </text:span><text:span text:style-name="T45">Level: high.</text:span></text:p>
      <text:p text:style-name="P28"><text:tab/>RF2.2 modificacion datos<text:span text:style-name="T1"> </text:span><text:span text:style-name="T6">modificacion de la tabla de los datos: </text:span><text:span text:style-name="T46">Level: medium.</text:span></text:p>
      <text:p text:style-name="P28"><text:tab/>RF<text:span text:style-name="T44">2</text:span>.3 borrar datos<text:span text:style-name="T1"> </text:span><text:span text:style-name="T6">eliminacion de la tabla. </text:span><text:span text:style-name="T46">Level: medium.</text:span></text:p>
      <text:p text:style-name="P20"/>
      <text:p text:style-name="P22">RF3. .<text:span text:style-name="T56">CEL MANAGEMENT</text:span><text:span text:style-name="T1"> .</text:span><text:span text:style-name="T19">cel data files management to add in DDBB.</text:span><text:span text:style-name="T7"> </text:span><text:span text:style-name="T47">Level: high.</text:span></text:p>
      <text:p text:style-name="P22"><text:tab/>RF3.1 <text:span text:style-name="T63">save data</text:span><text:span text:style-name="T1"> </text:span><text:span text:style-name="T19">add data to a existing table in DDBB to use later in web page</text:span><text:span text:style-name="T8">. </text:span><text:span text:style-name="T48">Level: high.</text:span></text:p>
      <text:p text:style-name="P20"/>
      <text:p text:style-name="P28">RF3. Gestion .CEL<text:span text:style-name="T1"> </text:span><text:span text:style-name="T7">gestion del contenido de los datos del fichero .cel. </text:span><text:span text:style-name="T47">Level: high.</text:span></text:p>
      <text:p text:style-name="P28"><text:tab/>RF3.1 Lectura datos<text:span text:style-name="T1"> </text:span><text:span text:style-name="T8">lectura de los datos para </text:span><text:span text:style-name="T12">subirlo a la BD</text:span><text:span text:style-name="T8">. </text:span><text:span text:style-name="T48">Level: high.</text:span></text:p>
      <text:p text:style-name="P20"/>
      <text:p text:style-name="P23">RF4. <text:span text:style-name="T64">CLIENT MANAGEMENT</text:span><text:span text:style-name="T1"> </text:span><text:span text:style-name="T20">client user managemen</text:span><text:span text:style-name="T21">t</text:span><text:span text:style-name="T20"> which can use to log in in our page an upload .cel files . </text:span><text:span text:style-name="T65">Level: high</text:span></text:p>
      <text:p text:style-name="P23"><text:tab/>RF4.1 <text:span text:style-name="T64">upload file</text:span><text:span text:style-name="T5"> </text:span><text:span text:style-name="T20">upload file through our page</text:span><text:span text:style-name="T10">. </text:span><text:span text:style-name="T50">Level: high.</text:span></text:p>
      <text:p text:style-name="P20"/>
      <text:p text:style-name="P28">RF4. Gestion cliente<text:span text:style-name="T1"> </text:span><text:span text:style-name="T10">gestion de los usuarios de los clientes los cuales utilizaran para subir los ficheros .cel para analizarlos.</text:span></text:p>
      <text:p text:style-name="P28"><text:tab/>RF4.1 <text:span text:style-name="T45">subir ficheros .cel</text:span><text:span text:style-name="T5"> </text:span><text:span text:style-name="T10">subir el fichero a la pagina web. </text:span><text:span text:style-name="T50">Level: high.</text:span></text:p>
      <text:p text:style-name="P20"/>
      <text:p text:style-name="P18">Rf5. <text:span text:style-name="T66">DATA MANAGEMENT</text:span><text:span text:style-name="T1"> </text:span><text:span text:style-name="T21">data management of tables to show in legible format. </text:span><text:span text:style-name="T66">Level: high</text:span></text:p>
      <text:p text:style-name="P18"><text:tab/>RF5.1 <text:span text:style-name="T67">add data</text:span><text:span text:style-name="T11"> </text:span><text:span text:style-name="T22">chance to add new data in DDBB tables</text:span><text:span text:style-name="T13"> </text:span><text:span text:style-name="T52">Level: high.</text:span></text:p>
      <text:p text:style-name="P24"><text:tab/><text:span text:style-name="T45">RF5.2 Visualize data</text:span><text:span text:style-name="T5"> </text:span><text:span text:style-name="T22">visualize data through graphics or web page table</text:span><text:span text:style-name="T9">. </text:span><text:span text:style-name="T49">Level: high.</text:span></text:p>
      <text:p text:style-name="P17"/>
      <text:p text:style-name="P30">Rf5. Gestión datos<text:span text:style-name="T1"> </text:span><text:span text:style-name="T11">gestion de los datos por parte de los analistas para mostrarlo en formato legible.</text:span></text:p>
      <text:p text:style-name="P30"><text:tab/>RF5.1 <text:span text:style-name="T51">Añadir datos</text:span><text:span text:style-name="T11"> </text:span><text:span text:style-name="T13">posibiliad de poder añadir nuevos campos en los datos del .CEL. </text:span><text:span text:style-name="T52">Level: high.</text:span></text:p>
      <text:p text:style-name="P29"><text:tab/><text:span text:style-name="T45">RF5.2 Visualizaion datos</text:span><text:span text:style-name="T5"> </text:span><text:span text:style-name="T9">visualizacion de los datos a partir de una tabla o grafico. </text:span><text:span text:style-name="T49">Level: high.</text:span></text:p>
      <text:p text:style-name="P16"/>
      <text:p text:style-name="P7"/>
      <text:p text:style-name="P13">(NOTE: as a result of your initial interviews with the clients, you may use whatever you consider necessary in order to clarify what the client precisely wants: diagram, graphic, description, etc)</text:p>
      <text:p text:style-name="P13"/>
      <text:p text:style-name="P9"/>
      <text:p text:style-name="P36"><text:span text:style-name="T26">NON-</text:span><text:span text:style-name="T25">FUNCTIONAL REQUIREMENTS 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7">MOCKUPS OR WIREFRAMES</text:p>
      <text:p text:style-name="P34"/>
      <text:p text:style-name="P34"/>
      <text:p text:style-name="P34"/>
      <text:p text:style-name="P34"/>
      <text:p text:style-name="P34"/>
      <text:p text:style-name="P34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33"/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>
      <style:text-properties style:font-name="Arial" fo:font-family="Arial" style:font-family-generic="swiss" style:font-pitch="variable" fo:font-size="8pt" style:font-size-asian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6.96cm" fo:margin-left="0.064cm" fo:margin-right="-0.025cm" table:align="margins" style:writing-mode="lr-tb"/>
    </style:style>
    <style:style style:name="Tabla2.A" style:family="table-column">
      <style:table-column-properties style:column-width="7.673cm" style:rel-column-width="29649*"/>
    </style:style>
    <style:style style:name="Tabla2.B" style:family="table-column">
      <style:table-column-properties style:column-width="9.287cm" style:rel-column-width="35886*"/>
    </style:style>
    <style:style style:name="Tabla2.1" style:family="table-row">
      <style:table-row-properties style:min-row-height="0.646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line-height="0.423cm" style:snap-to-layout-grid="false">
        <style:tab-stops>
          <style:tab-stop style:position="1cm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MP2" style:family="paragraph" style:parent-style-name="Header">
      <style:text-properties fo:font-size="10pt" style:font-size-asian="10pt" style:font-size-complex="10pt"/>
    </style:style>
    <style:style style:name="MP3" style:family="paragraph" style:parent-style-name="Header">
      <style:paragraph-properties fo:line-height="0.423cm">
        <style:tab-stops>
          <style:tab-stop style:position="1cm"/>
          <style:tab-stop style:position="12.252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MP4" style:family="paragraph" style:parent-style-name="Header">
      <style:paragraph-properties fo:text-align="end" style:justify-single-word="false" style:snap-to-layout-grid="false">
        <style:tab-stops>
          <style:tab-stop style:position="1cm"/>
          <style:tab-stop style:position="12.252cm" style:type="right"/>
        </style:tab-stops>
      </style:paragraph-properties>
      <style:text-properties fo:font-size="6pt" style:font-size-asian="6pt" style:font-name-complex="Arial" style:font-size-complex="6pt"/>
    </style:style>
    <style:style style:name="Mfr1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9cm" fo:margin-bottom="0.48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117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<draw:frame draw:style-name="Mfr1" draw:name="gráficos3" text:anchor-type="char" svg:x="-1.037cm" svg:y="-0.034cm" svg:width="0.714cm" svg:height="0.82cm" draw:z-index="2"><draw:image xlink:href="Pictures/10000200000001DC000002272F7815EDF8182F23.png" xlink:type="simple" xlink:show="embed" xlink:actuate="onLoad" loext:mime-type="image/png"/></draw:frame>Generalitat de Catalunya</text:p>
              <text:p text:style-name="MP2">Departament d’Ensenyament</text:p>
              <text:p text:style-name="MP3">Institut Provençana</text:p>
            </table:table-cell>
            <table:table-cell table:style-name="Tabla2.A1" office:value-type="string">
              <text:p text:style-name="MP4"><draw:frame draw:style-name="Mfr2" draw:name="gráficos4" text:anchor-type="char" svg:x="7.516cm" svg:y="0.056cm" svg:width="1.508cm" svg:height="1.057cm" draw:z-index="5"><draw:image xlink:href="Pictures/100000000000006400000043DFACBB7B5ADCDD2C.jpg" xlink:type="simple" xlink:show="embed" xlink:actuate="onLoad" loext:mime-type="image/jpeg"/></draw:frame></text:p>
              <text:p text:style-name="MP4"/>
              <text:p text:style-name="MP4"/>
              <text:p text:style-name="MP4"/>
              <text:p text:style-name="MP4"/>
              <text:p text:style-name="MP4"/>
            </table:table-cell>
          </table:table-row>
        </table:table>
        <text:p text:style-name="Standard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30T11:25:55.07</meta:creation-date>
    <dc:date>2019-02-27T14:04:01.849000000</dc:date>
    <meta:editing-duration>PT5H38M6S</meta:editing-duration>
    <meta:editing-cycles>95</meta:editing-cycles>
    <meta:generator>LibreOffice/6.2.0.3$Windows_X86_64 LibreOffice_project/98c6a8a1c6c7b144ce3cc729e34964b47ce25d62</meta:generator>
    <meta:print-date>2013-02-08T14:34:58.80</meta:print-date>
    <meta:document-statistic meta:table-count="1" meta:image-count="2" meta:object-count="0" meta:page-count="3" meta:paragraph-count="59" meta:word-count="746" meta:character-count="4515" meta:non-whitespace-character-count="3813"/>
  </office:meta>
</office:document-meta>
</file>